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cd" officeooo:paragraph-rsid="0017aecd"/>
    </style:style>
    <style:style style:name="P2" style:family="paragraph" style:parent-style-name="Standard">
      <style:text-properties officeooo:rsid="00186496" officeooo:paragraph-rsid="00186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ós dependemos cada vez mais da tecnologia, vivendo em um constante fluxo onde basicamente tudo está em sua versão beta</text:p>
      <text:p text:style-name="P2">nós sabemos utilizar o google, mas ninguém ensinou isso pra nós, mas</text:p>
      <text:p text:style-name="P2"/>
      <text:p text:style-name="P2">hoje o ser humano já não tem duvida do primeiro eletrodoméstico, um celular. O primeiro computador que entrou no nosso bolso nops últimos milhares de anos. Isso dá um acesso à informações muito mais rápido e muito mais constante. Quem usa o celular hoje, não lembra do que que er anão saber mais de uma coisa. Antes tinhamos que ir à bibliotecas fazer pesquisas, hoje temos toda informação em nosso bolso, mas mesmo assim, ainda tratamos elas como se continuassem estivessem l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39:40.931438888</meta:creation-date>
    <dc:date>2019-10-31T23:57:46.967083837</dc:date>
    <meta:editing-duration>PT29M58S</meta:editing-duration>
    <meta:editing-cycles>1</meta:editing-cycles>
    <meta:document-statistic meta:table-count="0" meta:image-count="0" meta:object-count="0" meta:page-count="1" meta:paragraph-count="3" meta:word-count="114" meta:character-count="664" meta:non-whitespace-character-count="553"/>
    <meta:generator>LibreOffice/6.2.7.1$Linux_X86_64 LibreOffice_project/20$Build-1</meta:generator>
  </office:meta>
</office:document-meta>
</file>